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TMHelper.toPDFString( AffineTransform transform , boolean convertMillipo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TMHelper.toPDFArray( CTM sourceMatr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TMHelper.toPDFCTM( CTM sourceMatr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TMHelper.constructPDFArray( double [ ] matr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TMHelper.toPDFString( CTM sourceMatr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